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0"/>
    <style:style style:name="P46" style:family="paragraph" style:parent-style-name="Standard" style:list-style-name="L41"/>
    <style:style style:name="P47" style:family="paragraph" style:parent-style-name="Standard" style:list-style-name="L42"/>
    <style:style style:name="P48" style:family="paragraph" style:parent-style-name="Standard" style:list-style-name="L43"/>
    <style:style style:name="P49" style:family="paragraph" style:parent-style-name="Standard" style:list-style-name="L44"/>
    <style:style style:name="P50" style:family="paragraph" style:parent-style-name="Standard" style:list-style-name="L46"/>
    <style:style style:name="P51" style:family="paragraph" style:parent-style-name="Standard" style:list-style-name="L4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3.4:</text:p>
      <text:list xml:id="list4641138358928372895" text:style-name="L46">
        <text:list-item>
          <text:p text:style-name="P5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30368340876416132" text:style-name="L1">
        <text:list-item>
          <text:p text:style-name="P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9071910735150084379" text:style-name="L2">
        <text:list-item>
          <text:p text:style-name="P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033258008022707439" text:style-name="L3">
        <text:list-item>
          <text:p text:style-name="P8">Changed main plot so that the scroll wheel only zooms the x axis.</text:p>
        </text:list-item>
        <text:list-item>
          <text:p text:style-name="P8">Changed lightcurve plot so that it conforms properly to 'start-of-exposure'.<text:line-break/></text:p>
        </text:list-item>
      </text:list>
      <text:p text:style-name="Standard">version 3.2.8</text:p>
      <text:list xml:id="list2351850680433993318" text:style-name="L4">
        <text:list-item>
          <text:p text:style-name="P9">Changed font size in help files --- it was fine for Mac but too big for Win10<text:line-break/></text:p>
        </text:list-item>
      </text:list>
      <text:p text:style-name="Standard">version 3.2.7</text:p>
      <text:list xml:id="list5686304139913548627" text:style-name="L5">
        <text:list-item>
          <text:p text:style-name="P1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074572268913064066" text:style-name="L6">
        <text:list-item>
          <text:p text:style-name="P11">This is a 'cosmetic' release --- there should be NO detectable differences from version 3.2.5 in terms of functionality.</text:p>
        </text:list-item>
        <text:list-item>
          <text:p text:style-name="P11">All python files were brought into compliance with PEP 8 coding standards. <text:s/>Only I care about that.</text:p>
        </text:list-item>
        <text:list-item>
          <text:p text:style-name="P11">More significantly, I removed the dependency on C code by using Numba as a code accelerator instead of Cython. <text:s/>As a result, I no longer need to compile <text:soft-page-break/>separate code versions for Mac, Windows, and Linux. <text:s/>That makes my life easier, but you should experience no operational changes.</text:p>
        </text:list-item>
        <text:list-item>
          <text:p text:style-name="P11">All this 'cosmetic' work is in preparation for working on PyOTE issues again.<text:line-break/> </text:p>
        </text:list-item>
      </text:list>
      <text:p text:style-name="Standard">version 3.2.5</text:p>
      <text:list xml:id="list2682401082276623576" text:style-name="L7">
        <text:list-item>
          <text:p text:style-name="P1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988610018071661624" text:style-name="L8">
        <text:list-item>
          <text:p text:style-name="P13">Modified the test for newer version to accommodate the different strings returned by pip 18.1 and pip 19.0+</text:p>
        </text:list-item>
        <text:list-item>
          <text:p text:style-name="P13">Added ability to invoke PyOTE from PyMovie with an externally supplied csv file that is automatically opened.<text:line-break/></text:p>
        </text:list-item>
      </text:list>
      <text:p text:style-name="Standard">version 3.2.3</text:p>
      <text:list xml:id="list5274974692983045988" text:style-name="L9">
        <text:list-item>
          <text:p text:style-name="P1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4">Added support for the PyMovie csv format<text:line-break/></text:p>
        </text:list-item>
      </text:list>
      <text:p text:style-name="Standard">version 3.2.1</text:p>
      <text:list xml:id="list1419218624400445663" text:style-name="L10">
        <text:list-item>
          <text:p text:style-name="P1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668615591964090750" text:style-name="L11">
        <text:list-item>
          <text:p text:style-name="P16">Changed GUI to better align text on min max edit boxes to avoid confusion.<text:line-break/></text:p>
        </text:list-item>
      </text:list>
      <text:p text:style-name="Standard">version 3.1.9</text:p>
      <text:list xml:id="list4400396835233313025" text:style-name="L12">
        <text:list-item>
          <text:p text:style-name="P17">Fixed a bug in the test for a min/max solution search being constrained by a too large min value.<text:line-break/></text:p>
        </text:list-item>
      </text:list>
      <text:p text:style-name="Standard">version 3.1.8</text:p>
      <text:list xml:id="list956210013878389251" text:style-name="L13">
        <text:list-item>
          <text:p text:style-name="P18">version 3.1.7 was released without an updated version history. <text:s/>Here is what <text:soft-page-break/>was changed in 3.1.7:<text:line-break/></text:p>
        </text:list-item>
        <text:list-item>
          <text:p text:style-name="P1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028869276406570291" text:style-name="L14">
        <text:list-item>
          <text:p text:style-name="P19">Values entered in the Manual Timestamp Entry dialog box are now 'sticky', thus making corrections easy to do without requiring re-entry of all data. </text:p>
          <text:p text:style-name="P19"><text:line-break/>Also trapped is the case where a user has entered a custom frame time but failed to click the radio button indicating that it is to be used.<text:line-break/></text:p>
        </text:list-item>
      </text:list>
      <text:p text:style-name="Standard">version 3.1.5:</text:p>
      <text:list xml:id="list6906565170641600315" text:style-name="L15">
        <text:list-item>
          <text:p text:style-name="P2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755966630256101458" text:style-name="L16">
        <text:list-item>
          <text:p text:style-name="P21">Fixed error in new dropped reading detection logic when light curve was processed in field mode.<text:line-break/></text:p>
        </text:list-item>
        <text:list-item>
          <text:p text:style-name="P21">Cleaned up some language in tooltips.<text:line-break/></text:p>
        </text:list-item>
      </text:list>
      <text:p text:style-name="Standard">version 3.1.3:</text:p>
      <text:list xml:id="list1987559122746848156" text:style-name="L17">
        <text:list-item>
          <text:p text:style-name="P2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2">Eliminated the 'entry num' column in the data matrix at the lower left of the GUI. The 'entry num' is unused and a possible source of confusion with the frame or field number for the unwary.<text:line-break/></text:p>
        </text:list-item>
        <text:list-item>
          <text:p text:style-name="P22"><text:soft-page-break/>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492063247256603996" text:style-name="L18">
        <text:list-item>
          <text:p text:style-name="P2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199339242797206850" text:style-name="L19">
        <text:list-item>
          <text:p text:style-name="P2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486485929637446615" text:style-name="L20">
        <text:list-item>
          <text:p text:style-name="P2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15223284213794659" text:style-name="L21">
        <text:list-item>
          <text:p text:style-name="P2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text:soft-page-break/>not change,<text:line-break/></text:p>
        </text:list-item>
      </text:list>
      <text:p text:style-name="Standard">version 3.0.1:</text:p>
      <text:list xml:id="list4904444185784340550" text:style-name="L22">
        <text:list-item>
          <text:p text:style-name="P2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038939258366817274" text:style-name="L23">
        <text:list-item>
          <text:p text:style-name="P2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974855281840409933" text:style-name="L24">
        <text:list-item>
          <text:p text:style-name="P2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022045012696482820" text:style-name="L25">
        <text:list-item>
          <text:p text:style-name="P30">Disable the Accept integration button when user overrides an automatic block analysis with a manual block selection followed by a click on the Block integrate button.<text:line-break/></text:p>
        </text:list-item>
      </text:list>
      <text:p text:style-name="Standard">version 2.1.4:</text:p>
      <text:list xml:id="list3487179302019722999" text:style-name="L26">
        <text:list-item>
          <text:p text:style-name="P31">Corrected a bug that kept manual selection of block integration from being performed after a refusal to accept the automatic block analysis results.<text:line-break/></text:p>
        </text:list-item>
      </text:list>
      <text:p text:style-name="Standard">version 2.1.3:</text:p>
      <text:list xml:id="list7546922142884356664" text:style-name="L27">
        <text:list-item>
          <text:p text:style-name="P3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454611256233713832" text:style-name="L28">
        <text:list-item>
          <text:p text:style-name="P3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80070059855878542" text:style-name="L29">
        <text:list-item>
          <text:p text:style-name="P34">Added progress bar tracking of block integration analysis because it can take an extended amount of time to complete the analysis when the light curve has many points.<text:line-break/></text:p>
        </text:list-item>
      </text:list>
      <text:p text:style-name="Standard">version 2.1.0</text:p>
      <text:list xml:id="list2925313476195304607" text:style-name="L30">
        <text:list-item>
          <text:p text:style-name="P35">Added automatic determination of 'correct' block size and offset for block integration when user clicks <text:span text:style-name="Default_20_Paragraph_20_Font"><text:span text:style-name="T1">Block integrate</text:span></text:span> button without selecting the two <text:soft-page-break/>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863524652972916725" text:style-name="L31">
        <text:list-item>
          <text:p text:style-name="P36">Made the selection of Tooltip display 'sticky'</text:p>
        </text:list-item>
        <text:list-item>
          <text:p text:style-name="P36">Duration calculation when D and R span midnight now handled correctly</text:p>
        </text:list-item>
      </text:list>
      <text:p text:style-name="Standard"/>
      <text:p text:style-name="Standard">version 2.0.8</text:p>
      <text:list xml:id="list4640363112785722048" text:style-name="L32">
        <text:list-item>
          <text:p text:style-name="P37">toolTips changed to invoke and display in a custom dialog box that can be moved and resized to better accommodate legacy displays</text:p>
        </text:list-item>
        <text:list-item>
          <text:p text:style-name="P37">Calc flash timing calculation fixed to properly deal with the non-integer frame numbers that can result from field processed csv files</text:p>
        </text:list-item>
        <text:list-item>
          <text:p text:style-name="P37">Flash timing has been verified to work with integrated light curves</text:p>
        </text:list-item>
        <text:list-item>
          <text:p text:style-name="P3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5118670140083392315" text:style-name="L33">
        <text:list-item>
          <text:p text:style-name="P38">Adds a button to calculate the edge position of an LED timing flash.</text:p>
        </text:list-item>
        <text:list-item>
          <text:p text:style-name="P3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8">Adds a checkbox to force manual entry of timestamp info. <text:s/>This is useful when OCR on a VTI timed light curve has catastrophic errors. <text:s/>It is always employed when using LED flash timing.</text:p>
        </text:list-item>
      </text:list>
      <text:list xml:id="list4743374938521662889" text:style-name="L34">
        <text:list-item>
          <text:p text:style-name="P3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138556399366163893" text:style-name="L35">
        <text:list-item>
          <text:p text:style-name="P4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284419356382459496" text:style-name="L36">
        <text:list-item>
          <text:p text:style-name="P41">files generated by pyote now contain PYOTE in the filename.<text:line-break/></text:p>
        </text:list-item>
        <text:list-item>
          <text:p text:style-name="P41"><text:soft-page-break/>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468992954698764724" text:style-name="L37">
        <text:list-item>
          <text:p text:style-name="P4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769033105311331537" text:style-name="L38">
        <text:list-item>
          <text:p text:style-name="P4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732873250773576509" text:style-name="L39">
        <text:list-item>
          <text:p text:style-name="P4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565985776943924430" text:style-name="L40">
        <text:list-item>
          <text:p text:style-name="P45">improved handling of D and R region selection so that one cannot enter an invalid configuration --- automatic corrections/changes are applied.<text:line-break/></text:p>
        </text:list-item>
        <text:list-item>
          <text:p text:style-name="P4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430332235357130213" text:style-name="L41">
        <text:list-item>
          <text:p text:style-name="P46">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212671162526806102" text:style-name="L42">
        <text:list-item>
          <text:p text:style-name="P4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7"><text:soft-page-break/>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171900115472291333" text:style-name="L43">
        <text:list-item>
          <text:p text:style-name="P4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789056644707506433" text:style-name="L44">
        <text:list-item>
          <text:p text:style-name="P4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8729931932160814197" text:style-name="L45">
        <text:list-item>
          <text:p text:style-name="P51">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03T14:52:04</dc:date>
    <meta:editing-cycles>70</meta:editing-cycles>
    <meta:editing-duration>PT19H11M21S</meta:editing-duration>
    <meta:document-statistic meta:table-count="0" meta:image-count="2" meta:object-count="0" meta:page-count="10" meta:paragraph-count="136" meta:word-count="3779" meta:character-count="22215"/>
    <meta:template xlink:type="simple" xlink:actuate="onRequest" xlink:title="" xlink:href="Normal"/>
  </office:meta>
</office:document-meta>
</file>